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d2631" officeooo:paragraph-rsid="000d2631"/>
    </style:style>
    <style:style style:name="P2" style:family="paragraph" style:parent-style-name="Standard" style:list-style-name="L2">
      <style:text-properties officeooo:rsid="000d2631" officeooo:paragraph-rsid="00127246"/>
    </style:style>
    <style:style style:name="P3" style:family="paragraph" style:parent-style-name="Standard" style:list-style-name="L10">
      <style:text-properties officeooo:rsid="000d2631" officeooo:paragraph-rsid="00127246"/>
    </style:style>
    <style:style style:name="P4" style:family="paragraph" style:parent-style-name="Standard" style:list-style-name="L13">
      <style:text-properties officeooo:rsid="000d2631" officeooo:paragraph-rsid="00127246"/>
    </style:style>
    <style:style style:name="P5" style:family="paragraph" style:parent-style-name="Standard" style:list-style-name="L15">
      <style:text-properties officeooo:rsid="000d2631" officeooo:paragraph-rsid="00127246"/>
    </style:style>
    <style:style style:name="P6" style:family="paragraph" style:parent-style-name="Standard" style:list-style-name="L16">
      <style:text-properties officeooo:rsid="000d2631" officeooo:paragraph-rsid="00127246"/>
    </style:style>
    <style:style style:name="P7" style:family="paragraph" style:parent-style-name="Standard" style:list-style-name="L18">
      <style:text-properties officeooo:rsid="000d2631" officeooo:paragraph-rsid="00127246"/>
    </style:style>
    <style:style style:name="P8" style:family="paragraph" style:parent-style-name="Standard" style:list-style-name="L2">
      <style:text-properties officeooo:rsid="000ed5dc" officeooo:paragraph-rsid="00127246"/>
    </style:style>
    <style:style style:name="P9" style:family="paragraph" style:parent-style-name="Standard" style:list-style-name="L13">
      <style:text-properties officeooo:rsid="000ed5dc" officeooo:paragraph-rsid="00127246"/>
    </style:style>
    <style:style style:name="P10" style:family="paragraph" style:parent-style-name="Standard" style:list-style-name="L14">
      <style:text-properties officeooo:rsid="000ed5dc" officeooo:paragraph-rsid="00127246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0d2631"/>
    </style:style>
    <style:style style:name="P13" style:family="paragraph" style:parent-style-name="Standard" style:list-style-name="L2">
      <style:text-properties officeooo:paragraph-rsid="00127246"/>
    </style:style>
    <style:style style:name="P14" style:family="paragraph" style:parent-style-name="Standard" style:list-style-name="L2">
      <style:text-properties officeooo:rsid="000efd99" officeooo:paragraph-rsid="000efd99"/>
    </style:style>
    <style:style style:name="P15" style:family="paragraph" style:parent-style-name="Standard" style:list-style-name="L2">
      <style:text-properties officeooo:rsid="000efd99" officeooo:paragraph-rsid="00127246"/>
    </style:style>
    <style:style style:name="P16" style:family="paragraph" style:parent-style-name="Standard" style:list-style-name="L2">
      <style:text-properties officeooo:rsid="000f65af" officeooo:paragraph-rsid="000f65af"/>
    </style:style>
    <style:style style:name="P17" style:family="paragraph" style:parent-style-name="Standard" style:list-style-name="L16">
      <style:text-properties officeooo:rsid="0010c8a9" officeooo:paragraph-rsid="00127246"/>
    </style:style>
    <style:style style:name="P18" style:family="paragraph" style:parent-style-name="Standard" style:list-style-name="L19">
      <style:text-properties officeooo:rsid="0010c8a9" officeooo:paragraph-rsid="00127246"/>
    </style:style>
    <style:style style:name="P19" style:family="paragraph" style:parent-style-name="Standard" style:list-style-name="L20">
      <style:text-properties officeooo:rsid="0010c8a9" officeooo:paragraph-rsid="00127246"/>
    </style:style>
    <style:style style:name="P20" style:family="paragraph" style:parent-style-name="Standard" style:list-style-name="L10">
      <style:text-properties officeooo:paragraph-rsid="00127246"/>
    </style:style>
    <style:style style:name="P21" style:family="paragraph" style:parent-style-name="Standard" style:list-style-name="L11">
      <style:text-properties officeooo:paragraph-rsid="00127246"/>
    </style:style>
    <style:style style:name="P22" style:family="paragraph" style:parent-style-name="Standard" style:list-style-name="L12">
      <style:text-properties officeooo:paragraph-rsid="00127246"/>
    </style:style>
    <style:style style:name="P23" style:family="paragraph" style:parent-style-name="Standard" style:list-style-name="L13">
      <style:text-properties officeooo:paragraph-rsid="00127246"/>
    </style:style>
    <style:style style:name="P24" style:family="paragraph" style:parent-style-name="Standard" style:list-style-name="L14">
      <style:text-properties officeooo:paragraph-rsid="00127246"/>
    </style:style>
    <style:style style:name="P25" style:family="paragraph" style:parent-style-name="Standard" style:list-style-name="L16">
      <style:text-properties officeooo:paragraph-rsid="00127246"/>
    </style:style>
    <style:style style:name="P26" style:family="paragraph" style:parent-style-name="Standard" style:list-style-name="L17">
      <style:text-properties officeooo:paragraph-rsid="00127246"/>
    </style:style>
    <style:style style:name="P27" style:family="paragraph" style:parent-style-name="Standard" style:list-style-name="L2">
      <style:text-properties officeooo:rsid="00127246" officeooo:paragraph-rsid="00127246"/>
    </style:style>
    <style:style style:name="P28" style:family="paragraph" style:parent-style-name="Standard" style:list-style-name="L22">
      <style:text-properties officeooo:rsid="00127246" officeooo:paragraph-rsid="00127246"/>
    </style:style>
    <style:style style:name="P29" style:family="paragraph" style:parent-style-name="Standard" style:list-style-name="L23">
      <style:text-properties officeooo:rsid="00127246" officeooo:paragraph-rsid="00132a85"/>
    </style:style>
    <style:style style:name="P30" style:family="paragraph" style:parent-style-name="Standard" style:list-style-name="L2">
      <style:text-properties officeooo:rsid="00132a85" officeooo:paragraph-rsid="00132a85"/>
    </style:style>
    <style:style style:name="P31" style:family="paragraph" style:parent-style-name="Standard" style:list-style-name="L24">
      <style:text-properties officeooo:rsid="00132a85" officeooo:paragraph-rsid="00132a85"/>
    </style:style>
    <style:style style:name="P32" style:family="paragraph" style:parent-style-name="Standard" style:list-style-name="L23">
      <style:text-properties officeooo:rsid="00127246" officeooo:paragraph-rsid="00132a85" fo:background-color="transparent"/>
    </style:style>
    <style:style style:name="P33" style:family="paragraph" style:parent-style-name="Heading" style:list-style-name="L2"/>
    <style:style style:name="P34" style:family="paragraph" style:parent-style-name="Heading" style:list-style-name="L8"/>
    <style:style style:name="P35" style:family="paragraph" style:parent-style-name="Header">
      <style:paragraph-properties fo:text-align="center" style:justify-single-word="false"/>
      <style:text-properties fo:font-size="16pt" fo:font-weight="bold" officeooo:rsid="000d2631" officeooo:paragraph-rsid="000d2631" style:font-size-asian="16pt" style:font-weight-asian="bold" style:font-size-complex="16pt" style:font-weight-complex="bold"/>
    </style:style>
    <style:style style:name="T1" style:family="text">
      <style:text-properties officeooo:rsid="000d2631"/>
    </style:style>
    <style:style style:name="T2" style:family="text">
      <style:text-properties officeooo:rsid="000ed5dc"/>
    </style:style>
    <style:style style:name="T3" style:family="text">
      <style:text-properties officeooo:rsid="000f65af"/>
    </style:style>
    <style:style style:name="T4" style:family="text">
      <style:text-properties fo:font-style="italic" style:text-underline-style="solid" style:text-underline-width="auto" style:text-underline-color="font-color" fo:font-weight="bold" officeooo:rsid="000f65af" style:font-style-asian="italic" style:font-weight-asian="bold" style:font-style-complex="italic" style:font-weight-complex="bold"/>
    </style:style>
    <style:style style:name="T5" style:family="text">
      <style:text-properties officeooo:rsid="0010c8a9"/>
    </style:style>
    <style:style style:name="T6" style:family="text">
      <style:text-properties officeooo:rsid="001272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8630555060815975" text:style-name="L8">
        <text:list-item>
          <text:p text:style-name="P34">A estrutura do componente deve suportar:</text:p>
        </text:list-item>
      </text:list>
      <text:list xml:id="list6041512887391830546" text:style-name="L2">
        <text:list-item>
          <text:list>
            <text:list-item>
              <text:p text:style-name="P14">Lista full de documentos bloqueados – ou seja a cada processamento a lista deve ser substituida por uma nova (interface SGIA).</text:p>
            </text:list-item>
            <text:list-item>
              <text:p text:style-name="P14">Lista full de documentos / ID de contas <text:span text:style-name="T3">que </text:span><text:span text:style-name="T4">não</text:span><text:span text:style-name="T3"> devem ser verificados contra a BL (Whitelist) análoga à interface do SGIA porque será substituída a cada processamento.</text:span></text:p>
            </text:list-item>
            <text:list-item>
              <text:p text:style-name="P16">Inclusões e exclusões de critérios para bloqueio de compras por Documento (CPF/CNPJ), IP de origem, Telefone e Domínio de e-mail – estes serão incluídos e excluídos através de interface no painel de controle, e devem ser mantidos.</text:p>
            </text:list-item>
          </text:list>
          <text:p text:style-name="P14"/>
        </text:list-item>
        <text:list-item>
          <text:p text:style-name="P33">Interfaces suportadas pelo componente:</text:p>
          <text:list>
            <text:list-item>
              <text:p text:style-name="P12"><text:span text:style-name="T1">RESTFUL API a ser chamada pelo painel de controle</text:span></text:p>
            </text:list-item>
            <text:list-item>
              <text:p text:style-name="P1">csv load</text:p>
            </text:list-item>
            <text:list-item>
              <text:p text:style-name="P1">csv output</text:p>
              <text:p text:style-name="P1"/>
            </text:list-item>
          </text:list>
        </text:list-item>
        <text:list-item>
          <text:p text:style-name="P33">Funcionalidades <text:span text:style-name="T5">de manutenção da base</text:span>:</text:p>
          <text:list>
            <text:list-item>
              <text:p text:style-name="P13">Inclusão <text:span text:style-name="T5">no BL</text:span></text:p>
            </text:list-item>
          </text:list>
        </text:list-item>
      </text:list>
      <text:list xml:id="list5674778169957635852" text:style-name="L12">
        <text:list-item>
          <text:list>
            <text:list-item>
              <text:list>
                <text:list-item>
                  <text:p text:style-name="P22"><text:span text:style-name="T1">via API RESTFUL</text:span></text:p>
                </text:list-item>
              </text:list>
            </text:list-item>
          </text:list>
        </text:list-item>
      </text:list>
      <text:list xml:id="list3400880639849681020" text:style-name="L11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1">Inpu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076288378292510644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1">Operador – obrigatório</text:span></text:p>
                        </text:list-item>
                        <text:list-item>
                          <text:p text:style-name="P3">Origem (tela que originou BL) – Obrigatório</text:p>
                        </text:list-item>
                        <text:list-item>
                          <text:p text:style-name="P3">ID Conta(PRL)</text:p>
                        </text:list-item>
                        <text:list-item>
                          <text:p text:style-name="P3">CPF</text:p>
                        </text:list-item>
                        <text:list-item>
                          <text:p text:style-name="P3">CNPJ</text:p>
                        </text:list-item>
                        <text:list-item>
                          <text:p text:style-name="P3">Domínio de e-mail</text:p>
                        </text:list-item>
                        <text:list-item>
                          <text:p text:style-name="P3">Telefone</text:p>
                        </text:list-item>
                        <text:list-item>
                          <text:p text:style-name="P3">IP</text:p>
                        </text:list-item>
                      </text:list>
                    </text:list-item>
                    <text:list-item>
                      <text:p text:style-name="P20"><text:span text:style-name="T1">Processamento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089350037673431453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Gerar bloqueio para cada um dos parâmetros opcionais informados</text:p>
                        </text:list-item>
                        <text:list-item>
                          <text:p text:style-name="P4">Armazenar informação de <text:span text:style-name="T2">quem(operador) gerou o bloqueio, a partir de onde (origem), e quando (ts auto-gerado), para consultas e relatórios.</text:span></text:p>
                        </text:list-item>
                        <text:list-item>
                          <text:p text:style-name="P9">Manter chave dos bloqueios para registro de controle quem/quando/onde</text:p>
                        </text:list-item>
                      </text:list>
                    </text:list-item>
                    <text:list-item>
                      <text:p text:style-name="P23"><text:span text:style-name="T2">Retorno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54239481699506008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OK (duplicidade de informações serão desprezadas, e mantido o original)</text:p>
                        </text:list-item>
                        <text:list-item>
                          <text:p text:style-name="P10">Erros não previstos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2">Via arquivo de interface SGIA</text:span></text:p>
                  <text:list>
                    <text:list-item>
                      <text:p text:style-name="P24"><text:span text:style-name="T2">Input</text:span></text:p>
                      <text:list>
                        <text:list-item>
                          <text:p text:style-name="P24"><text:span text:style-name="T2">CPF / CNPJ – Obrigatório</text:span></text:p>
                        </text:list-item>
                      </text:list>
                    </text:list-item>
                    <text:list-item>
                      <text:p text:style-name="P24"><text:span text:style-name="T2">Processamento</text:span></text:p>
                      <text:list>
                        <text:list-item>
                          <text:p text:style-name="P24"><text:span text:style-name="T2">Remover todos os bloqueios que foram gerados com origem SGIA</text:span></text:p>
                        </text:list-item>
                        <text:list-item>
                          <text:p text:style-name="P24"><text:span text:style-name="T2">Gerar bloqueio para todos os documentos (CPF/CNPJ) contidos no arquivo</text:span></text:p>
                        </text:list-item>
                      </text:list>
                    </text:list-item>
                    <text:list-item>
                      <text:p text:style-name="P24"><text:span text:style-name="T2">Retorno</text:span></text:p>
                      <text:list>
                        <text:list-item>
                          <text:p text:style-name="P24"><text:span text:style-name="T2">OK – totais de controle</text:span></text:p>
                          <text:list>
                            <text:list-item>
                              <text:p text:style-name="P24"><text:span text:style-name="T2">Qtd Registros Anterior / Atual</text:span></text:p>
                            </text:list-item>
                            <text:list-item>
                              <text:p text:style-name="P24"><text:soft-page-break/><text:span text:style-name="T2">Qtd CPF Anterior / Atual</text:span></text:p>
                            </text:list-item>
                            <text:list-item>
                              <text:p text:style-name="P24"><text:span text:style-name="T2">Qtd CNPJ Anterior / Atual</text:span></text:p>
                            </text:list-item>
                          </text:list>
                        </text:list-item>
                        <text:list-item>
                          <text:p text:style-name="P24"><text:span text:style-name="T2">Erros não previst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5505101547816" text:continue-list="list604151288739183054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">Exclusão</text:p>
            </text:list-item>
          </text:list>
        </text:list-item>
      </text:list>
      <text:list xml:id="list504264500523881091" text:style-name="L15">
        <text:list-item>
          <text:list>
            <text:list-item>
              <text:list>
                <text:list-item>
                  <text:p text:style-name="P5">Input</text:p>
                </text:list-item>
              </text:list>
            </text:list-item>
          </text:list>
        </text:list-item>
      </text:list>
      <text:list xml:id="list5986442276422221685" text:style-name="L16">
        <text:list-item>
          <text:list>
            <text:list-item>
              <text:list>
                <text:list-item>
                  <text:list>
                    <text:list-item>
                      <text:p text:style-name="P6">Operador – obrigatório</text:p>
                    </text:list-item>
                    <text:list-item>
                      <text:p text:style-name="P6">Origem (tela que originou BL) – Obrigatório</text:p>
                    </text:list-item>
                    <text:list-item>
                      <text:p text:style-name="P6">ID Conta(PRL)</text:p>
                    </text:list-item>
                    <text:list-item>
                      <text:p text:style-name="P6">CPF</text:p>
                    </text:list-item>
                    <text:list-item>
                      <text:p text:style-name="P6">CNPJ</text:p>
                    </text:list-item>
                    <text:list-item>
                      <text:p text:style-name="P6">Domínio de e-mail</text:p>
                    </text:list-item>
                    <text:list-item>
                      <text:p text:style-name="P6">Telefone</text:p>
                    </text:list-item>
                    <text:list-item>
                      <text:p text:style-name="P6">IP</text:p>
                    </text:list-item>
                  </text:list>
                </text:list-item>
                <text:list-item>
                  <text:p text:style-name="P6">Processamento</text:p>
                  <text:list>
                    <text:list-item>
                      <text:p text:style-name="P25"><text:span text:style-name="T2">Remover da BL os bloqueios para cada um dos campos opcionais que foram informados</text:span></text:p>
                    </text:list-item>
                    <text:list-item>
                      <text:p text:style-name="P25"><text:span text:style-name="T1">Armazenar informação de quem(operador) removeu o bloqueio, a partir de onde (origem), e quando (ts auto-gerado), para consultas e relatórios.</text:span></text:p>
                    </text:list-item>
                  </text:list>
                </text:list-item>
                <text:list-item>
                  <text:p text:style-name="P17">Retorno</text:p>
                  <text:list>
                    <text:list-item>
                      <text:p text:style-name="P25"><text:span text:style-name="T5">OK – bloqueio(s) removido(s)</text:span></text:p>
                    </text:list-item>
                    <text:list-item>
                      <text:p text:style-name="P25"><text:span text:style-name="T5">Erro – bloqueio não encontrado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5505194218620" text:continue-list="list225505101547816" text:style-name="L2">
        <text:list-item>
          <text:list>
            <text:list-item>
              <text:list>
                <text:list-item>
                  <text:list>
                    <text:list-header>
                      <text:p text:style-name="P2"/>
                    </text:list-header>
                  </text:list>
                </text:list-item>
              </text:list>
            </text:list-item>
            <text:list-item>
              <text:p text:style-name="P15">Query BL</text:p>
            </text:list-item>
          </text:list>
        </text:list-item>
      </text:list>
      <text:list xml:id="list5339337437339047170" text:style-name="L17">
        <text:list-item>
          <text:list>
            <text:list-item>
              <text:list>
                <text:list-item>
                  <text:p text:style-name="P26"><text:span text:style-name="T1">Input (todos os dados opcionais, mas deve ter ao menos um presente)</text:span></text:p>
                </text:list-item>
              </text:list>
            </text:list-item>
          </text:list>
        </text:list-item>
      </text:list>
      <text:list xml:id="list3556048471814436799" text:style-name="L18">
        <text:list-item>
          <text:list>
            <text:list-item>
              <text:list>
                <text:list-item>
                  <text:list>
                    <text:list-item>
                      <text:p text:style-name="P7">ID Conta(PRL)</text:p>
                    </text:list-item>
                    <text:list-item>
                      <text:p text:style-name="P7">CPF</text:p>
                    </text:list-item>
                    <text:list-item>
                      <text:p text:style-name="P7">CNPJ</text:p>
                    </text:list-item>
                    <text:list-item>
                      <text:p text:style-name="P7">Domínio de e-mail</text:p>
                    </text:list-item>
                    <text:list-item>
                      <text:p text:style-name="P7">Telefone</text:p>
                    </text:list-item>
                    <text:list-item>
                      <text:p text:style-name="P7">IP</text:p>
                    </text:list-item>
                  </text:list>
                </text:list-item>
                <text:list-item>
                  <text:p text:style-name="P7">Processamento</text:p>
                </text:list-item>
              </text:list>
            </text:list-item>
          </text:list>
        </text:list-item>
      </text:list>
      <text:list xml:id="list1228767737263218202" text:style-name="L19">
        <text:list-item>
          <text:list>
            <text:list-item>
              <text:list>
                <text:list-item>
                  <text:list>
                    <text:list-item>
                      <text:p text:style-name="P18">Verificar se documento não está na WL</text:p>
                    </text:list-item>
                    <text:list-item>
                      <text:p text:style-name="P18">Verificar se algum dos campos informados consta de bloqueio</text:p>
                    </text:list-item>
                  </text:list>
                </text:list-item>
                <text:list-item>
                  <text:p text:style-name="P18">Retorno</text:p>
                </text:list-item>
              </text:list>
            </text:list-item>
          </text:list>
        </text:list-item>
      </text:list>
      <text:list xml:id="list1353056891330254170" text:style-name="L20">
        <text:list-item>
          <text:list>
            <text:list-item>
              <text:list>
                <text:list-item>
                  <text:list>
                    <text:list-item>
                      <text:p text:style-name="P19">WL – Registro está Whitelisted</text:p>
                    </text:list-item>
                    <text:list-item>
                      <text:p text:style-name="P19">BL – Registro está Blacklisted</text:p>
                    </text:list-item>
                    <text:list-item>
                      <text:p text:style-name="P19">OK – Registro não consta de listas</text:p>
                    </text:list-item>
                  </text:list>
                </text:list-item>
              </text:list>
            </text:list-item>
          </text:list>
        </text:list-item>
      </text:list>
      <text:list xml:id="list225505941460536" text:continue-list="list225505194218620" text:style-name="L2">
        <text:list-header>
          <text:p text:style-name="P13"/>
        </text:list-header>
        <text:list-item>
          <text:p text:style-name="P33">Relatórios</text:p>
          <text:list>
            <text:list-item>
              <text:p text:style-name="P11"><text:span text:style-name="T6">O</text:span>s relatórios serão gerados como arquivos csv para serem importados no excel</text:p>
            </text:list-item>
            <text:list-item>
              <text:p text:style-name="P27">Serão geradas as saídas para um determinado argumento:</text:p>
            </text:list-item>
          </text:list>
        </text:list-item>
      </text:list>
      <text:list xml:id="list599784570751617219" text:style-name="L23">
        <text:list-item>
          <text:list>
            <text:list-item>
              <text:list>
                <text:list-item>
                  <text:p text:style-name="P32">CPF</text:p>
                </text:list-item>
                <text:list-item>
                  <text:p text:style-name="P32">CNPJ</text:p>
                </text:list-item>
                <text:list-item>
                  <text:p text:style-name="P32">Documento (CPF/CNPJ)</text:p>
                </text:list-item>
                <text:list-item>
                  <text:p text:style-name="P32"><text:soft-page-break/>Telefone</text:p>
                </text:list-item>
                <text:list-item>
                  <text:p text:style-name="P29">Domínio de e-mail</text:p>
                </text:list-item>
                <text:list-item>
                  <text:p text:style-name="P29">IP de origem</text:p>
                </text:list-item>
              </text:list>
            </text:list-item>
          </text:list>
        </text:list-item>
      </text:list>
      <text:list xml:id="list225505185365197" text:continue-list="list225505941460536" text:style-name="L2">
        <text:list-item>
          <text:list>
            <text:list-item>
              <text:p text:style-name="P30">O arquivo gerado conterá sempre:</text:p>
            </text:list-item>
          </text:list>
        </text:list-item>
      </text:list>
      <text:list xml:id="list5685803578041789751" text:style-name="L24">
        <text:list-item>
          <text:list>
            <text:list-item>
              <text:list>
                <text:list-item>
                  <text:p text:style-name="P31">Origem</text:p>
                </text:list-item>
                <text:list-item>
                  <text:p text:style-name="P31">Operador</text:p>
                </text:list-item>
                <text:list-item>
                  <text:p text:style-name="P31">TS de inclusão na lista</text:p>
                </text:list-item>
                <text:list-item>
                  <text:p text:style-name="P31">Campo solicitado (DOC/IP/Domínio de e-mail/Telefone/IP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d2631" officeooo:paragraph-rsid="000d2631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ponente de Blacklist para Embrate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52:22.247771479</meta:creation-date>
    <dc:date>2016-09-24T22:55:04.612379564</dc:date>
    <meta:editing-duration>PT8M49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3" meta:paragraph-count="85" meta:word-count="498" meta:character-count="2784" meta:non-whitespace-character-count="2442"/>
  </office:meta>
</office:document-meta>
</file>